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10d816" officeooo:paragraph-rsid="0010d816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officeooo:rsid="0010ceee" officeooo:paragraph-rsid="0010ceee"/>
    </style:style>
    <style:style style:name="P3" style:family="paragraph" style:parent-style-name="Standard">
      <style:paragraph-properties fo:text-align="start" style:justify-single-word="false"/>
      <style:text-properties officeooo:rsid="0010ceee" officeooo:paragraph-rsid="0010ceee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0d816" officeooo:paragraph-rsid="0010d81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367ce" officeooo:paragraph-rsid="001367ce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7cd61" officeooo:paragraph-rsid="0017cd6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ceee" officeooo:paragraph-rsid="0010cee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d816" officeooo:paragraph-rsid="0010d81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51e6" officeooo:paragraph-rsid="001251e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67ce" officeooo:paragraph-rsid="001367c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7cd61" officeooo:paragraph-rsid="0017cd6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cd61" officeooo:paragraph-rsid="0017cd6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cd61" officeooo:paragraph-rsid="0017cd61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8" style:family="text">
      <style:text-properties fo:font-size="12pt" style:text-underline-style="solid" style:text-underline-width="auto" style:text-underline-color="font-color" fo:font-weight="bold" officeooo:rsid="0010d816" style:font-size-asian="10.5pt" style:font-weight-asian="bold" style:font-size-complex="12pt" style:font-weight-complex="bold"/>
    </style:style>
    <style:style style:name="T9" style:family="text">
      <style:text-properties fo:font-size="12pt" style:font-size-asian="10.5pt" style:font-size-complex="12pt"/>
    </style:style>
    <style:style style:name="T10" style:family="text">
      <style:text-properties officeooo:rsid="001367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5">Install MongoDB Community Edition</text:span></text:p>
      <text:p text:style-name="P11"><text:span text:style-name="T5"></text:span></text:p>
      <text:p text:style-name="P13"><text:span text:style-name="T3">Step - 1</text:span></text:p>
      <text:p text:style-name="P13">sudo apt-key adv --keyserver hkp://keyserver.ubuntu.com:80 --recv EA312927</text:p>
      <text:p text:style-name="P13"><text:span text:style-name="T3"></text:span></text:p>
      <text:p text:style-name="P13"><text:span text:style-name="T3">Step - 2</text:span></text:p>
      <text:p text:style-name="P13">Create a list file for MongoDB.</text:p>
      <text:p text:style-name="P13"><text:span text:style-name="T3"></text:span></text:p>
      <text:p text:style-name="P13"><text:span text:style-name="T1">Ubuntu 12.04</text:span></text:p>
      <text:p text:style-name="P13">echo "deb http://repo.mongodb.org/apt/ubuntu precise/mongodb-org/3.2 multiverse" | sudo tee /etc/apt/sources.list.d/mongodb-org-3.2.list</text:p>
      <text:p text:style-name="P13"><text:span text:style-name="T3"></text:span></text:p>
      <text:p text:style-name="P13"><text:span text:style-name="T1">Ubuntu 14.04</text:span></text:p>
      <text:p text:style-name="P13">echo "deb http://repo.mongodb.org/apt/ubuntu trusty/mongodb-org/3.2 multiverse" | sudo tee /etc/apt/sources.list.d/mongodb-org-3.2.list</text:p>
      <text:p text:style-name="P13"></text:p>
      <text:p text:style-name="P6">Step - 3</text:p>
      <text:p text:style-name="P13">sudo apt-get update</text:p>
      <text:p text:style-name="P13"><text:span text:style-name="T3"></text:span></text:p>
      <text:p text:style-name="P13"><text:span text:style-name="T3">Step - 4</text:span></text:p>
      <text:p text:style-name="P13">Install the MongoDB packages.</text:p>
      <text:p text:style-name="P13">sudo apt-get install -y mongodb-org</text:p>
      <text:p text:style-name="P13"><text:span text:style-name="T3"></text:span></text:p>
      <text:p text:style-name="P13"><text:span text:style-name="T3">Step - 5</text:span></text:p>
      <text:p text:style-name="P13">Install a specific release of MongoDB.</text:p>
      <text:p text:style-name="P13"/>
      <text:p text:style-name="P13">sudo apt-get install -y mongodb-org=3.2.1 mongodb-org-server=3.2.1 mongodb-org-shell=3.2.1 mongodb-org-mongos=3.2.1 mongodb-org-tools=3.2.1</text:p>
      <text:p text:style-name="P13"><text:span text:style-name="T3"></text:span></text:p>
      <text:p text:style-name="P13">If you only install mongodb-org=3.2.1 and do not include the component packages, the latest version of each MongoDB package will be installed regardless of what version you specified.</text:p>
      <text:p text:style-name="P12"><text:span text:style-name="T5"></text:span></text:p>
      <text:p text:style-name="P12"><text:span text:style-name="T5"/></text:p>
      <text:p text:style-name="P11"><text:span text:style-name="T5">Installing pymongo package</text:span></text:p>
      <text:p text:style-name="P12"><text:span text:style-name="T5"></text:span></text:p>
      <text:p text:style-name="P13">sudo pip install pymongo==3.1.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14:49:09.040503070</meta:creation-date>
    <dc:date>2016-01-22T16:45:01.203911068</dc:date>
    <meta:editing-duration>PT1H45M29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30" meta:word-count="118" meta:character-count="1002" meta:non-whitespace-character-count="877"/>
  </office:meta>
</office:document-meta>
</file>